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500000014D69CC8FB2608B8B2.png" manifest:media-type="image/png"/>
  <manifest:file-entry manifest:full-path="Pictures/10000001000000750000002C39FA41814AA70F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22" style:family="table-cell" style:parent-style-name="Default">
      <style:table-cell-properties fo:background-color="#ffdbb6"/>
      <style:text-properties fo:color="#c9211e"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</style:style>
    <style:style style:name="ce8" style:family="table-cell" style:parent-style-name="Default">
      <style:table-cell-properties fo:background-color="#ffdbb6"/>
      <style:text-properties fo:color="#c9211e"/>
    </style:style>
    <style:style style:name="ce9" style:family="table-cell" style:parent-style-name="Default">
      <style:table-cell-properties fo:background-color="#ffdbb6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dbb6"/>
      <style:text-properties style:use-window-font-color="true"/>
    </style:style>
    <style:style style:name="ce26" style:family="table-cell" style:parent-style-name="Default">
      <style:table-cell-properties fo:background-color="#ffdbb6"/>
      <style:text-properties style:use-window-font-color="true" fo:font-style="italic" style:font-style-asian="italic" style:font-style-complex="italic"/>
    </style:style>
    <style:style style:name="ce13" style:family="table-cell" style:parent-style-name="Default">
      <style:table-cell-properties fo:background-color="#ffdbb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style:use-window-font-color="true" fo:font-style="italic" style:font-style-asian="italic" style:font-style-complex="italic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8823in" svg:height="0.3201in" svg:x="8in" svg:y="0.3555in">
            <draw:image xlink:href="Pictures/10000001000000750000002C39FA41814AA70F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8244in" svg:height="0.1571in" svg:x="9.226in" svg:y="0.3697in">
            <draw:image xlink:href="Pictures/100000010000006500000014D69CC8FB2608B8B2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ce7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>
            <text:p>TRC module TC calibration coefficient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These values come from a 2 point calibration process using hot and hold water bath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The reading of the thermometer and three readings from each water bath were recorded and averaged for X1, Y1, X2, Y2</text:p>
          </table:table-cell>
          <table:table-cell table:style-name="Default" table:number-columns-repeated="3"/>
          <table:table-cell table:number-columns-repeated="6"/>
          <table:table-cell table:style-name="ce17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tercept and slope are calculated and the coefficients stored here for use in the conf.py fil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3" office:value-type="string" calcext:value-type="string">
            <text:p>T116 (BAD)</text:p>
          </table:table-cell>
          <table:table-cell table:style-name="ce23" table:formula="of:=ROUND([.K5];4)" office:value-type="string" office:string-value="" calcext:value-type="error">
            <text:p>#DIV/0!</text:p>
          </table:table-cell>
          <table:table-cell table:style-name="ce23" table:formula="of:=ROUND([.J5];4)" office:value-type="string" office:string-value="" calcext:value-type="error">
            <text:p>#DIV/0!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table:formula="of:=([.F5]-[.H5])/([.G5]-[.I5])" office:value-type="string" office:string-value="" calcext:value-type="error">
            <text:p>#DIV/0!</text:p>
          </table:table-cell>
          <table:table-cell table:style-name="ce23" table:formula="of:=[.F5]-([.J5]*[.G5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T111 (BAD)</text:p>
          </table:table-cell>
          <table:table-cell table:style-name="ce22" table:formula="of:=ROUND([.K6];4)" office:value-type="string" office:string-value="" calcext:value-type="error">
            <text:p>#DIV/0!</text:p>
          </table:table-cell>
          <table:table-cell table:style-name="ce22" table:formula="of:=ROUND([.J6];4)" office:value-type="string" office:string-value="" calcext:value-type="error">
            <text:p>#DIV/0!</text:p>
          </table:table-cell>
          <table:table-cell table:style-name="ce22" office:value-type="float" office:value="0" calcext:value-type="float">
            <text:p>0</text:p>
          </table:table-cell>
          <table:table-cell table:style-name="ce28" table:number-columns-repeated="5"/>
          <table:table-cell table:style-name="ce28" table:formula="of:=([.F6]-[.H6])/([.G6]-[.I6])" office:value-type="string" office:string-value="" calcext:value-type="error">
            <text:p>#DIV/0!</text:p>
          </table:table-cell>
          <table:table-cell table:style-name="ce28" table:formula="of:=[.F6]-([.J6]*[.G6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T119 (BA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FINAL VALUES IN CONF.PY FILE ORDER</text:p>
          </table:table-cell>
          <table:table-cell table:number-columns-repeated="4"/>
          <table:table-cell table:style-name="ce3" office:value-type="string" calcext:value-type="string">
            <text:p>CALCULATIONS</text:p>
          </table:table-cell>
          <table:table-cell table:number-columns-repeated="3"/>
          <table:table-cell office:value-type="string" calcext:value-type="string">
            <text:p>Calculate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C Name</text:p>
          </table:table-cell>
          <table:table-cell table:style-name="ce6" office:value-type="string" calcext:value-type="string">
            <text:p>Intercept</text:p>
          </table:table-cell>
          <table:table-cell table:style-name="ce6" office:value-type="string" calcext:value-type="string">
            <text:p>Slope</text:p>
          </table:table-cell>
          <table:table-cell table:style-name="ce13" office:value-type="string" calcext:value-type="string">
            <text:p>Quadratic (if needed)</text:p>
          </table:table-cell>
          <table:table-cell table:style-name="ce1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tercep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3</text:p>
          </table:table-cell>
          <table:table-cell table:formula="of:=ROUND([.K11];4)" office:value-type="float" office:value="-2.5112" calcext:value-type="float">
            <text:p>-2.5112</text:p>
          </table:table-cell>
          <table:table-cell table:formula="of:=ROUND([.J11];4)" office:value-type="float" office:value="1.0223" calcext:value-type="float">
            <text:p>1.0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02" calcext:value-type="float">
            <text:p>22.02</text:p>
          </table:table-cell>
          <table:table-cell office:value-type="float" office:value="42" calcext:value-type="float">
            <text:p>42</text:p>
          </table:table-cell>
          <table:table-cell office:value-type="float" office:value="43.54" calcext:value-type="float">
            <text:p>43.54</text:p>
          </table:table-cell>
          <table:table-cell table:formula="of:=([.F11]-[.H11])/([.G11]-[.I11])" office:value-type="float" office:value="1.02230483271375" calcext:value-type="float">
            <text:p>1.02230483271375</text:p>
          </table:table-cell>
          <table:table-cell table:formula="of:=[.F11]-([.J11]*[.G11])" office:value-type="float" office:value="-2.51115241635688" calcext:value-type="float">
            <text:p>-2.51115241635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5</text:p>
          </table:table-cell>
          <table:table-cell table:formula="of:=ROUND([.K12];4)" office:value-type="float" office:value="-3.6912" calcext:value-type="float">
            <text:p>-3.6912</text:p>
          </table:table-cell>
          <table:table-cell table:formula="of:=ROUND([.J12];4)" office:value-type="float" office:value="1.0107" calcext:value-type="float">
            <text:p>1.0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44" calcext:value-type="float">
            <text:p>23.44</text:p>
          </table:table-cell>
          <table:table-cell office:value-type="float" office:value="42" calcext:value-type="float">
            <text:p>42</text:p>
          </table:table-cell>
          <table:table-cell office:value-type="float" office:value="45.2067" calcext:value-type="float">
            <text:p>45.2067</text:p>
          </table:table-cell>
          <table:table-cell table:formula="of:=([.F12]-[.H12])/([.G12]-[.I12])" office:value-type="float" office:value="1.01071820716967" calcext:value-type="float">
            <text:p>1.01071820716967</text:p>
          </table:table-cell>
          <table:table-cell table:formula="of:=[.F12]-([.J12]*[.G12])" office:value-type="float" office:value="-3.69123477605701" calcext:value-type="float">
            <text:p>-3.69123477605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9</text:p>
          </table:table-cell>
          <table:table-cell table:formula="of:=ROUND([.K13];4)" office:value-type="float" office:value="-4.1935" calcext:value-type="float">
            <text:p>-4.1935</text:p>
          </table:table-cell>
          <table:table-cell table:formula="of:=ROUND([.J13];4)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77" calcext:value-type="float">
            <text:p>22.77</text:p>
          </table:table-cell>
          <table:table-cell office:value-type="float" office:value="43" calcext:value-type="float">
            <text:p>43</text:p>
          </table:table-cell>
          <table:table-cell office:value-type="float" office:value="44.4167" calcext:value-type="float">
            <text:p>44.4167</text:p>
          </table:table-cell>
          <table:table-cell table:formula="of:=([.F13]-[.H13])/([.G13]-[.I13])" office:value-type="float" office:value="1.06251761238434" calcext:value-type="float">
            <text:p>1.06251761238434</text:p>
          </table:table-cell>
          <table:table-cell table:formula="of:=[.F13]-([.J13]*[.G13])" office:value-type="float" office:value="-4.19352603399133" calcext:value-type="float">
            <text:p>-4.1935260339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18</text:p>
          </table:table-cell>
          <table:table-cell table:formula="of:=ROUND([.K14];4)" office:value-type="float" office:value="-3.6352" calcext:value-type="float">
            <text:p>-3.6352</text:p>
          </table:table-cell>
          <table:table-cell table:formula="of:=ROUND([.J14];4)" office:value-type="float" office:value="1.0157" calcext:value-type="float">
            <text:p>1.0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27" calcext:value-type="float">
            <text:p>23.27</text:p>
          </table:table-cell>
          <table:table-cell office:value-type="float" office:value="43.3" calcext:value-type="float">
            <text:p>43.3</text:p>
          </table:table-cell>
          <table:table-cell office:value-type="float" office:value="46.21" calcext:value-type="float">
            <text:p>46.21</text:p>
          </table:table-cell>
          <table:table-cell table:formula="of:=([.F14]-[.H14])/([.G14]-[.I14])" office:value-type="float" office:value="1.01569311246731" calcext:value-type="float">
            <text:p>1.01569311246731</text:p>
          </table:table-cell>
          <table:table-cell table:formula="of:=[.F14]-([.J14]*[.G14])" office:value-type="float" office:value="-3.63517872711421" calcext:value-type="float">
            <text:p>-3.63517872711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7</text:p>
          </table:table-cell>
          <table:table-cell table:formula="of:=ROUND([.K15];4)" office:value-type="float" office:value="-3.7182" calcext:value-type="float">
            <text:p>-3.7182</text:p>
          </table:table-cell>
          <table:table-cell table:formula="of:=ROUND([.J15];4)" office:value-type="float" office:value="1.0541" calcext:value-type="float">
            <text:p>1.0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43.5" calcext:value-type="float">
            <text:p>43.5</text:p>
          </table:table-cell>
          <table:table-cell office:value-type="float" office:value="44.793" calcext:value-type="float">
            <text:p>44.793</text:p>
          </table:table-cell>
          <table:table-cell table:formula="of:=([.F15]-[.H15])/([.G15]-[.I15])" office:value-type="float" office:value="1.05414255595927" calcext:value-type="float">
            <text:p>1.05414255595927</text:p>
          </table:table-cell>
          <table:table-cell table:formula="of:=[.F15]-([.J15]*[.G15])" office:value-type="float" office:value="-3.71820750908357" calcext:value-type="float">
            <text:p>-3.7182075090835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110 (BAD)</text:p>
          </table:table-cell>
          <table:table-cell table:style-name="ce8" table:formula="of:=ROUND([.K16];4)" office:value-type="string" office:string-value="" calcext:value-type="error">
            <text:p>#DIV/0!</text:p>
          </table:table-cell>
          <table:table-cell table:style-name="ce8" table:formula="of:=ROUND([.J16];4)" office:value-type="string" office:string-value="" calcext:value-type="error">
            <text:p>#DIV/0!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number-columns-repeated="5"/>
          <table:table-cell table:style-name="ce15" table:formula="of:=([.F16]-[.H16])/([.G16]-[.I16])" office:value-type="string" office:string-value="" calcext:value-type="error">
            <text:p>#DIV/0!</text:p>
          </table:table-cell>
          <table:table-cell table:style-name="ce15" table:formula="of:=[.F16]-([.J16]*[.G16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ALIBRATE AFTER FIXING FEMALE COUPLER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FINAL VALUES IN CONF.PY FILE ORDER</text:p>
          </table:table-cell>
          <table:table-cell table:style-name="ce10" table:number-columns-repeated="3"/>
          <table:table-cell table:style-name="ce12"/>
          <table:table-cell table:style-name="ce16" office:value-type="string" calcext:value-type="string">
            <text:p>CALCULATIONS</text:p>
          </table:table-cell>
          <table:table-cell table:style-name="ce12" table:number-columns-repeated="3"/>
          <table:table-cell table:style-name="ce12" office:value-type="string" calcext:value-type="string">
            <text:p>Calculated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10" office:value-type="string" calcext:value-type="string">
            <text:p>T115</text:p>
          </table:table-cell>
          <table:table-cell table:style-name="ce10" table:formula="of:=ROUND([.K20];4)" office:value-type="float" office:value="-1.9282" calcext:value-type="float">
            <text:p>-1.9282</text:p>
          </table:table-cell>
          <table:table-cell table:style-name="ce10" table:formula="of:=ROUND([.J20];4)" office:value-type="float" office:value="1.0463" calcext:value-type="float">
            <text:p>1.0463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1.914" calcext:value-type="float">
            <text:p>21.91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162" calcext:value-type="float">
            <text:p>38.162</text:p>
          </table:table-cell>
          <table:table-cell table:style-name="ce12" table:formula="of:=([.F20]-[.H20])/([.G20]-[.I20])" office:value-type="float" office:value="1.04628261939931" calcext:value-type="float">
            <text:p>1.04628261939931</text:p>
          </table:table-cell>
          <table:table-cell table:style-name="ce12" table:formula="of:=[.F20]-([.J20]*[.G20])" office:value-type="float" office:value="-1.9282373215165" calcext:value-type="float">
            <text:p>-1.928237321516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104</text:p>
          </table:table-cell>
          <table:table-cell table:style-name="ce10" table:formula="of:=ROUND([.K21];4)" office:value-type="float" office:value="-2.2076" calcext:value-type="float">
            <text:p>-2.2076</text:p>
          </table:table-cell>
          <table:table-cell table:style-name="ce10" table:formula="of:=ROUND([.J21];4)" office:value-type="float" office:value="1.0349" calcext:value-type="float">
            <text:p>1.0349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424" calcext:value-type="float">
            <text:p>22.42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8.85" calcext:value-type="float">
            <text:p>38.85</text:p>
          </table:table-cell>
          <table:table-cell table:style-name="ce12" table:formula="of:=([.F21]-[.H21])/([.G21]-[.I21])" office:value-type="float" office:value="1.03494460002435" calcext:value-type="float">
            <text:p>1.03494460002435</text:p>
          </table:table-cell>
          <table:table-cell table:style-name="ce12" table:formula="of:=[.F21]-([.J21]*[.G21])" office:value-type="float" office:value="-2.20759771094606" calcext:value-type="float">
            <text:p>-2.2075977109460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106</text:p>
          </table:table-cell>
          <table:table-cell table:style-name="ce10" table:formula="of:=ROUND([.K22];4)" office:value-type="float" office:value="-3.9144" calcext:value-type="float">
            <text:p>-3.9144</text:p>
          </table:table-cell>
          <table:table-cell table:style-name="ce10" table:formula="of:=ROUND([.J22];4)" office:value-type="float" office:value="1.1191" calcext:value-type="float">
            <text:p>1.1191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262" calcext:value-type="float">
            <text:p>22.26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3.878" calcext:value-type="float">
            <text:p>33.878</text:p>
          </table:table-cell>
          <table:table-cell table:style-name="ce12" table:formula="of:=([.F22]-[.H22])/([.G22]-[.I22])" office:value-type="float" office:value="1.11914600550964" calcext:value-type="float">
            <text:p>1.11914600550964</text:p>
          </table:table-cell>
          <table:table-cell table:style-name="ce12" table:formula="of:=[.F22]-([.J22]*[.G22])" office:value-type="float" office:value="-3.91442837465565" calcext:value-type="float">
            <text:p>-3.9144283746556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113</text:p>
          </table:table-cell>
          <table:table-cell table:style-name="ce10" table:formula="of:=ROUND([.K23];4)" office:value-type="float" office:value="-3.496" calcext:value-type="float">
            <text:p>-3.496</text:p>
          </table:table-cell>
          <table:table-cell table:style-name="ce10" table:formula="of:=ROUND([.J23];4)" office:value-type="float" office:value="1.1118" calcext:value-type="float">
            <text:p>1.1118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.032" calcext:value-type="float">
            <text:p>22.03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.322" calcext:value-type="float">
            <text:p>37.322</text:p>
          </table:table-cell>
          <table:table-cell table:style-name="ce12" table:formula="of:=([.F23]-[.H23])/([.G23]-[.I23])" office:value-type="float" office:value="1.11183780248528" calcext:value-type="float">
            <text:p>1.11183780248528</text:p>
          </table:table-cell>
          <table:table-cell table:style-name="ce12" table:formula="of:=[.F23]-([.J23]*[.G23])" office:value-type="float" office:value="-3.49601046435579" calcext:value-type="float">
            <text:p>-3.49601046435579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T112</text:p>
          </table:table-cell>
          <table:table-cell table:style-name="ce26" table:formula="of:=ROUND([.K24];4)" office:value-type="float" office:value="-5.574" calcext:value-type="float">
            <text:p>-5.574</text:p>
          </table:table-cell>
          <table:table-cell table:style-name="ce26" table:formula="of:=ROUND([.J24];4)" office:value-type="float" office:value="1.1665" calcext:value-type="float">
            <text:p>1.1665</text:p>
          </table:table-cell>
          <table:table-cell table:style-name="ce26" office:value-type="float" office:value="0" calcext:value-type="float">
            <text:p>0</text:p>
          </table:table-cell>
          <table:table-cell table:style-name="ce33"/>
          <table:table-cell table:style-name="ce33" office:value-type="float" office:value="21.5" calcext:value-type="float">
            <text:p>21.5</text:p>
          </table:table-cell>
          <table:table-cell table:style-name="ce33" office:value-type="float" office:value="23.21" calcext:value-type="float">
            <text:p>23.2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.926" calcext:value-type="float">
            <text:p>33.926</text:p>
          </table:table-cell>
          <table:table-cell table:style-name="ce33" table:formula="of:=([.F24]-[.H24])/([.G24]-[.I24])" office:value-type="float" office:value="1.16648002986189" calcext:value-type="float">
            <text:p>1.16648002986189</text:p>
          </table:table-cell>
          <table:table-cell table:style-name="ce33" table:formula="of:=[.F24]-([.J24]*[.G24])" office:value-type="float" office:value="-5.57400149309444" calcext:value-type="float">
            <text:p>-5.57400149309444</text:p>
          </table:table-cell>
          <table:table-cell table:style-name="ce37" table:number-columns-repeated="1013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9" office:value-type="string" calcext:value-type="string">
            <text:p>FINAL VALUES IN CONF.PY FILE ORDER</text:p>
          </table:table-cell>
          <table:table-cell table:style-name="ce10" table:number-columns-repeated="3"/>
          <table:table-cell table:style-name="ce12"/>
          <table:table-cell table:style-name="ce16" office:value-type="string" calcext:value-type="string">
            <text:p>CALCULATIONS</text:p>
          </table:table-cell>
          <table:table-cell table:style-name="ce12" table:number-columns-repeated="3"/>
          <table:table-cell table:style-name="ce12" office:value-type="string" calcext:value-type="string">
            <text:p>Calculated</text:p>
          </table:table-cell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T114</text:p>
          </table:table-cell>
          <table:table-cell table:formula="of:=ROUND([.K28];4)" office:value-type="float" office:value="1.3777" calcext:value-type="float">
            <text:p>1.3777</text:p>
          </table:table-cell>
          <table:table-cell table:formula="of:=ROUND([.J28];4)" office:value-type="float" office:value="0.9368" calcext:value-type="float">
            <text:p>0.9368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9.345" calcext:value-type="float">
            <text:p>19.345</text:p>
          </table:table-cell>
          <table:table-cell office:value-type="float" office:value="42" calcext:value-type="float">
            <text:p>42</text:p>
          </table:table-cell>
          <table:table-cell office:value-type="float" office:value="43.363" calcext:value-type="float">
            <text:p>43.363</text:p>
          </table:table-cell>
          <table:table-cell table:formula="of:=([.F28]-[.H28])/([.G28]-[.I28])" office:value-type="float" office:value="0.936797401948538" calcext:value-type="float">
            <text:p>0.936797401948538</text:p>
          </table:table-cell>
          <table:table-cell table:formula="of:=[.F28]-([.J28]*[.G28])" office:value-type="float" office:value="1.37765425930552" calcext:value-type="float">
            <text:p>1.37765425930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21</text:p>
          </table:table-cell>
          <table:table-cell table:formula="of:=ROUND([.K29];4)" office:value-type="float" office:value="-0.1739" calcext:value-type="float">
            <text:p>-0.1739</text:p>
          </table:table-cell>
          <table:table-cell table:formula="of:=ROUND([.J29];4)" office:value-type="float" office:value="0.9673" calcext:value-type="float">
            <text:p>0.9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923" calcext:value-type="float">
            <text:p>22.923</text:p>
          </table:table-cell>
          <table:table-cell office:value-type="float" office:value="45" calcext:value-type="float">
            <text:p>45</text:p>
          </table:table-cell>
          <table:table-cell office:value-type="float" office:value="46.7" calcext:value-type="float">
            <text:p>46.7</text:p>
          </table:table-cell>
          <table:table-cell table:formula="of:=([.F29]-[.H29])/([.G29]-[.I29])" office:value-type="float" office:value="0.967321360979097" calcext:value-type="float">
            <text:p>0.967321360979097</text:p>
          </table:table-cell>
          <table:table-cell table:formula="of:=[.F29]-([.J29]*[.G29])" office:value-type="float" office:value="-0.173907557723844" calcext:value-type="float">
            <text:p>-0.173907557723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17</text:p>
          </table:table-cell>
          <table:table-cell table:formula="of:=ROUND([.K30];4)" office:value-type="float" office:value="-0.4836" calcext:value-type="float">
            <text:p>-0.4836</text:p>
          </table:table-cell>
          <table:table-cell table:formula="of:=ROUND([.J30];4)" office:value-type="float" office:value="0.9549" calcext:value-type="float">
            <text:p>0.9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20.665" calcext:value-type="float">
            <text:p>20.665</text:p>
          </table:table-cell>
          <table:table-cell office:value-type="float" office:value="40.5" calcext:value-type="float">
            <text:p>40.5</text:p>
          </table:table-cell>
          <table:table-cell office:value-type="float" office:value="42.918" calcext:value-type="float">
            <text:p>42.918</text:p>
          </table:table-cell>
          <table:table-cell table:formula="of:=([.F30]-[.H30])/([.G30]-[.I30])" office:value-type="float" office:value="0.954927425515661" calcext:value-type="float">
            <text:p>0.954927425515661</text:p>
          </table:table-cell>
          <table:table-cell table:formula="of:=[.F30]-([.J30]*[.G30])" office:value-type="float" office:value="-0.483575248281131" calcext:value-type="float">
            <text:p>-0.483575248281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2</text:p>
          </table:table-cell>
          <table:table-cell table:formula="of:=ROUND([.K31];4)" office:value-type="float" office:value="1.0631" calcext:value-type="float">
            <text:p>1.0631</text:p>
          </table:table-cell>
          <table:table-cell table:formula="of:=ROUND([.J31];4)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9.667" calcext:value-type="float">
            <text:p>19.667</text:p>
          </table:table-cell>
          <table:table-cell office:value-type="float" office:value="39" calcext:value-type="float">
            <text:p>39</text:p>
          </table:table-cell>
          <table:table-cell office:value-type="float" office:value="40.468" calcext:value-type="float">
            <text:p>40.468</text:p>
          </table:table-cell>
          <table:table-cell table:formula="of:=([.F31]-[.H31])/([.G31]-[.I31])" office:value-type="float" office:value="0.93745493005144" calcext:value-type="float">
            <text:p>0.93745493005144</text:p>
          </table:table-cell>
          <table:table-cell table:formula="of:=[.F31]-([.J31]*[.G31])" office:value-type="float" office:value="1.06307389067833" calcext:value-type="float">
            <text:p>1.06307389067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01</text:p>
          </table:table-cell>
          <table:table-cell table:formula="of:=ROUND([.K32];4)" office:value-type="float" office:value="-0.5906" calcext:value-type="float">
            <text:p>-0.5906</text:p>
          </table:table-cell>
          <table:table-cell table:formula="of:=ROUND([.J32];4)" office:value-type="float" office:value="0.9844" calcext:value-type="float">
            <text:p>0.98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20.155" calcext:value-type="float">
            <text:p>20.155</text:p>
          </table:table-cell>
          <table:table-cell office:value-type="float" office:value="45" calcext:value-type="float">
            <text:p>45</text:p>
          </table:table-cell>
          <table:table-cell office:value-type="float" office:value="46.313" calcext:value-type="float">
            <text:p>46.313</text:p>
          </table:table-cell>
          <table:table-cell table:formula="of:=([.F32]-[.H32])/([.G32]-[.I32])" office:value-type="float" office:value="0.984402477253613" calcext:value-type="float">
            <text:p>0.984402477253613</text:p>
          </table:table-cell>
          <table:table-cell table:formula="of:=[.F32]-([.J32]*[.G32])" office:value-type="float" office:value="-0.590631929046563" calcext:value-type="float">
            <text:p>-0.5906319290465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122</text:p>
          </table:table-cell>
          <table:table-cell table:formula="of:=ROUND([.K34];4)" office:value-type="float" office:value="-0.1105" calcext:value-type="float">
            <text:p>-0.1105</text:p>
          </table:table-cell>
          <table:table-cell table:formula="of:=ROUND([.J34];4)" office:value-type="float" office:value="0.9769" calcext:value-type="float">
            <text:p>0.9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075" calcext:value-type="float">
            <text:p>20.075</text:p>
          </table:table-cell>
          <table:table-cell office:value-type="float" office:value="42" calcext:value-type="float">
            <text:p>42</text:p>
          </table:table-cell>
          <table:table-cell office:value-type="float" office:value="43.108" calcext:value-type="float">
            <text:p>43.108</text:p>
          </table:table-cell>
          <table:table-cell table:formula="of:=([.F34]-[.H34])/([.G34]-[.I34])" office:value-type="float" office:value="0.976859288846438" calcext:value-type="float">
            <text:p>0.976859288846438</text:p>
          </table:table-cell>
          <table:table-cell table:formula="of:=[.F34]-([.J34]*[.G34])" office:value-type="float" office:value="-0.110450223592238" calcext:value-type="float">
            <text:p>-0.110450223592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10</text:p>
          </table:table-cell>
          <table:table-cell table:formula="of:=ROUND([.K35];4)" office:value-type="float" office:value="-1.9483" calcext:value-type="float">
            <text:p>-1.9483</text:p>
          </table:table-cell>
          <table:table-cell table:formula="of:=ROUND([.J35];4)" office:value-type="float" office:value="1.0228" calcext:value-type="float">
            <text:p>1.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97" calcext:value-type="float">
            <text:p>20.97</text:p>
          </table:table-cell>
          <table:table-cell office:value-type="float" office:value="41.25" calcext:value-type="float">
            <text:p>41.25</text:p>
          </table:table-cell>
          <table:table-cell office:value-type="float" office:value="42.235" calcext:value-type="float">
            <text:p>42.235</text:p>
          </table:table-cell>
          <table:table-cell table:formula="of:=([.F35]-[.H35])/([.G35]-[.I35])" office:value-type="float" office:value="1.02280743004938" calcext:value-type="float">
            <text:p>1.02280743004938</text:p>
          </table:table-cell>
          <table:table-cell table:formula="of:=[.F35]-([.J35]*[.G35])" office:value-type="float" office:value="-1.94827180813543" calcext:value-type="float">
            <text:p>-1.94827180813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20</text:p>
          </table:table-cell>
          <table:table-cell table:formula="of:=ROUND([.K36];4)" office:value-type="float" office:value="-2.0544" calcext:value-type="float">
            <text:p>-2.0544</text:p>
          </table:table-cell>
          <table:table-cell table:formula="of:=ROUND([.J36];4)" office:value-type="float" office:value="1.0279" calcext:value-type="float">
            <text:p>1.0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0.97" calcext:value-type="float">
            <text:p>20.97</text:p>
          </table:table-cell>
          <table:table-cell office:value-type="float" office:value="42" calcext:value-type="float">
            <text:p>42</text:p>
          </table:table-cell>
          <table:table-cell office:value-type="float" office:value="42.86" calcext:value-type="float">
            <text:p>42.86</text:p>
          </table:table-cell>
          <table:table-cell table:formula="of:=([.F36]-[.H36])/([.G36]-[.I36])" office:value-type="float" office:value="1.02786660575605" calcext:value-type="float">
            <text:p>1.02786660575605</text:p>
          </table:table-cell>
          <table:table-cell table:formula="of:=[.F36]-([.J36]*[.G36])" office:value-type="float" office:value="-2.05436272270443" calcext:value-type="float">
            <text:p>-2.05436272270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23</text:p>
          </table:table-cell>
          <table:table-cell table:formula="of:=ROUND([.K37];4)" office:value-type="float" office:value="-0.945" calcext:value-type="float">
            <text:p>-0.945</text:p>
          </table:table-cell>
          <table:table-cell table:formula="of:=ROUND([.J37];4)" office:value-type="float" office:value="0.9572" calcext:value-type="float">
            <text:p>0.9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36" calcext:value-type="float">
            <text:p>21.36</text:p>
          </table:table-cell>
          <table:table-cell office:value-type="float" office:value="38" calcext:value-type="float">
            <text:p>38</text:p>
          </table:table-cell>
          <table:table-cell office:value-type="float" office:value="40.688" calcext:value-type="float">
            <text:p>40.688</text:p>
          </table:table-cell>
          <table:table-cell table:formula="of:=([.F37]-[.H37])/([.G37]-[.I37])" office:value-type="float" office:value="0.95716059602649" calcext:value-type="float">
            <text:p>0.95716059602649</text:p>
          </table:table-cell>
          <table:table-cell table:formula="of:=[.F37]-([.J37]*[.G37])" office:value-type="float" office:value="-0.944950331125824" calcext:value-type="float">
            <text:p>-0.94495033112582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7:33.923458042</meta:creation-date>
    <dc:date>2023-12-08T14:00:18.616840490</dc:date>
    <meta:editing-duration>PT5H18M46S</meta:editing-duration>
    <meta:editing-cycles>27</meta:editing-cycles>
    <meta:generator>LibreOffice/7.3.7.2$Linux_X86_64 LibreOffice_project/30$Build-2</meta:generator>
    <meta:document-statistic meta:table-count="1" meta:cell-count="233" meta:object-count="2"/>
  </office:meta>
</office:document-meta>
</file>